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06T05:50:36" calcext:value-type="date">
            <text:p>2021-10-06 05:50:36</text:p>
          </table:table-cell>
          <table:table-cell table:style-name="ce22" office:value-type="date" office:date-value="2021-10-06" calcext:value-type="date">
            <text:p>2021-10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5H50M36S" calcext:value-type="time">
            <text:p>05:50:3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06T05:50:36" calcext:value-type="date">
            <text:p>2021-10-06 05:50:36</text:p>
          </table:table-cell>
          <table:table-cell table:style-name="ce23" office:value-type="date" office:date-value="2021-10-06" calcext:value-type="date">
            <text:p>2021-10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7H50M36S" calcext:value-type="time">
            <text:p>17:50:3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06T05:50:36" calcext:value-type="date">
            <text:p>2021-10-06 05:50:36</text:p>
          </table:table-cell>
          <table:table-cell table:style-name="ce24" office:value-type="date" office:date-value="2021-10-06" calcext:value-type="date">
            <text:p>2021-10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5H50M36S" calcext:value-type="time">
            <text:p>05:50:3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06T05:50:36" calcext:value-type="date">
            <text:p>2021-10-06 05:50:36</text:p>
          </table:table-cell>
          <table:table-cell table:style-name="ce25" office:value-type="date" office:date-value="2021-10-06" calcext:value-type="date">
            <text:p>2021-10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7H50M36S" calcext:value-type="time">
            <text:p>17:50:3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06T05:50:36" calcext:value-type="date">
            <text:p>2021-10-06 05:50:36</text:p>
          </table:table-cell>
          <table:table-cell table:style-name="ce26" office:value-type="date" office:date-value="2021-10-06" calcext:value-type="date">
            <text:p>2021-10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5H50M36S" calcext:value-type="time">
            <text:p>05:50:3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06T05:50:36" calcext:value-type="date">
            <text:p>2021-10-06 05:50:36</text:p>
          </table:table-cell>
          <table:table-cell table:style-name="ce27" office:value-type="date" office:date-value="2021-10-06" calcext:value-type="date">
            <text:p>2021-10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7H50M36S" calcext:value-type="time">
            <text:p>17:50:3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06T05:50:36" calcext:value-type="date">
            <text:p>2021-10-06 05:50:36</text:p>
          </table:table-cell>
          <table:table-cell table:style-name="ce28" office:value-type="date" office:date-value="2021-10-06" calcext:value-type="date">
            <text:p>2021-10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5H50M36S" calcext:value-type="time">
            <text:p>05:50:3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06T05:50:36" calcext:value-type="date">
            <text:p>2021-10-06 05:50:36</text:p>
          </table:table-cell>
          <table:table-cell table:style-name="ce29" office:value-type="date" office:date-value="2021-10-06" calcext:value-type="date">
            <text:p>2021-10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7H50M36S" calcext:value-type="time">
            <text:p>17:50:3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06T05:50:36" calcext:value-type="date">
            <text:p>2021-10-06 05:50:36</text:p>
          </table:table-cell>
          <table:table-cell table:style-name="ce30" office:value-type="date" office:date-value="2021-10-06" calcext:value-type="date">
            <text:p>2021-10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5H50M36S" calcext:value-type="time">
            <text:p>05:50:36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06T05:50:36" calcext:value-type="date">
            <text:p>2021-10-06 05:50:36</text:p>
          </table:table-cell>
          <table:table-cell table:style-name="ce31" office:value-type="date" office:date-value="2021-10-06" calcext:value-type="date">
            <text:p>2021-10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7H50M36S" calcext:value-type="time">
            <text:p>17:50:36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5:50:35.1623052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5:50:34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6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06T05:50:37.548064191</dc:date>
    <dc:title>Ejemplo ODS con UnoGenerator</dc:title>
    <meta:document-statistic meta:table-count="2" meta:cell-count="197" meta:object-count="0"/>
  </office:meta>
</office:document-meta>
</file>